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8.06pt"/>
    </style:style>
    <style:style style:name="co2" style:family="table-column">
      <style:table-column-properties fo:break-before="auto" style:column-width="337.49pt"/>
    </style:style>
    <style:style style:name="co3" style:family="table-column">
      <style:table-column-properties fo:break-before="auto" style:column-width="284.74pt"/>
    </style:style>
    <style:style style:name="co4" style:family="table-column">
      <style:table-column-properties fo:break-before="auto" style:column-width="104.91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22.51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espostas_20_ao_20_formulário_20_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postas ao formulário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number-columns-repeated="1015" table:default-cell-style-name="Default"/>
        <table:table-row table:style-name="ro1">
          <table:table-cell table:style-name="ce1" office:value-type="string" calcext:value-type="string">
            <text:p>Carimbo de data/hora</text:p>
          </table:table-cell>
          <table:table-cell table:style-name="ce1" office:value-type="string" calcext:value-type="string">
            <text:p>Quantas ativações você teve no dia de ontem? (Coloque apenas o número)</text:p>
          </table:table-cell>
          <table:table-cell table:style-name="ce1" office:value-type="string" calcext:value-type="string">
            <text:p>Você considera esse número de desbloqueios/ativações alto?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5-11-09T09:47:25.908" calcext:value-type="date">
            <text:p>11/9/2025 9:47:2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5-11-09T10:23:47.897" calcext:value-type="date">
            <text:p>11/9/2025 10:23:48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5-11-09T11:23:36.12" calcext:value-type="date">
            <text:p>11/9/2025 11:23:36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5-11-09T12:08:27.795" calcext:value-type="date">
            <text:p>11/9/2025 12:08:28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5-11-09T12:44:20.724" calcext:value-type="date">
            <text:p>11/9/2025 12:44:2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5-11-11T10:44:30.025" calcext:value-type="date">
            <text:p>11/11/2025 10:44:3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5-11-11T11:06:25.846" calcext:value-type="date">
            <text:p>11/11/2025 11:06:2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5-11-11T11:18:20.275" calcext:value-type="date">
            <text:p>11/11/2025 11:18:2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5-11-11T11:27:13.509" calcext:value-type="date">
            <text:p>11/11/2025 11:27:14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5-11-11T11:44:16.064" calcext:value-type="date">
            <text:p>11/11/2025 11:44:1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5-11-11T11:48:38.733" calcext:value-type="date">
            <text:p>11/11/2025 11:48:39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5-11-11T12:43:01.15" calcext:value-type="date">
            <text:p>11/11/2025 12:43:01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5-11-11T13:43:14.06" calcext:value-type="date">
            <text:p>11/11/2025 13:43:14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5-11-11T14:02:11.583" calcext:value-type="date">
            <text:p>11/11/2025 14:02:12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5-11-11T14:05:03.263" calcext:value-type="date">
            <text:p>11/11/2025 14:05:03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5-11-11T14:06:49.242" calcext:value-type="date">
            <text:p>11/11/2025 14:06:49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5-11-11T14:12:09.54" calcext:value-type="date">
            <text:p>11/11/2025 14:12:1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5-11-12T10:15:46.134" calcext:value-type="date">
            <text:p>11/12/2025 10:15:46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5-11-17T07:47:16.16" calcext:value-type="date">
            <text:p>11/17/2025 7:47:16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5-11-20T15:47:25.387" calcext:value-type="date">
            <text:p>11/20/2025 15:47:2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5-11-25T12:42:03.421" calcext:value-type="date">
            <text:p>11/25/2025 12:42:03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Form_Responses" table:target-range-address="'Respostas ao formulário 1'.A1:'Respostas ao formulário 1'.C2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postas_20_ao_20_formulário_20_1" style:display-name="PageStyle_Respostas ao formulário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6" meta:object-count="0"/>
    <meta:generator>LibreOfficeDev/6.0.5.2$Linux_X86_64 LibreOffice_project/</meta:generator>
  </office:meta>
</office:document-meta>
</file>